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80722222222222cm"/>
    </style:style>
    <style:style style:name="co2" style:family="table-column">
      <style:table-column-properties fo:break-before="auto" style:column-width="2.78694444444444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 elapsed was 224801066ns or 0.224801066s</text:p>
          </table:table-cell>
          <table:table-cell office:value-type="float" office:value="224801066" table:style-name="ce1">
            <text:p>224801066</text:p>
          </table:table-cell>
          <table:table-cell office:value-type="float" office:value="0.22480106599999999" table:style-name="ce1">
            <text:p>0.2248010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37498725ns or 0.237498725s</text:p>
          </table:table-cell>
          <table:table-cell office:value-type="float" office:value="237498725" table:style-name="ce1">
            <text:p>237498725</text:p>
          </table:table-cell>
          <table:table-cell office:value-type="float" office:value="0.23749872499999999" table:style-name="ce1">
            <text:p>0.2374987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20593895ns or 0.220593895s</text:p>
          </table:table-cell>
          <table:table-cell office:value-type="float" office:value="220593895" table:style-name="ce1">
            <text:p>220593895</text:p>
          </table:table-cell>
          <table:table-cell office:value-type="float" office:value="0.22059389500000001" table:style-name="ce1">
            <text:p>0.2205938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20265054ns or 0.220265054s</text:p>
          </table:table-cell>
          <table:table-cell office:value-type="float" office:value="220265054" table:style-name="ce1">
            <text:p>220265054</text:p>
          </table:table-cell>
          <table:table-cell office:value-type="float" office:value="0.22026505399999999" table:style-name="ce1">
            <text:p>0.2202650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23135304ns or 0.223135304s</text:p>
          </table:table-cell>
          <table:table-cell office:value-type="float" office:value="223135304" table:style-name="ce1">
            <text:p>223135304</text:p>
          </table:table-cell>
          <table:table-cell office:value-type="float" office:value="0.22313530400000001" table:style-name="ce1">
            <text:p>0.2231353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21410465ns or 0.221410465s</text:p>
          </table:table-cell>
          <table:table-cell office:value-type="float" office:value="221410465" table:style-name="ce1">
            <text:p>221410465</text:p>
          </table:table-cell>
          <table:table-cell office:value-type="float" office:value="0.221410465" table:style-name="ce1">
            <text:p>0.2214104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29582611ns or 0.229582611s</text:p>
          </table:table-cell>
          <table:table-cell office:value-type="float" office:value="229582611" table:style-name="ce1">
            <text:p>229582611</text:p>
          </table:table-cell>
          <table:table-cell office:value-type="float" office:value="0.22958261099999999" table:style-name="ce1">
            <text:p>0.2295826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16085558ns or 0.216085558s</text:p>
          </table:table-cell>
          <table:table-cell office:value-type="float" office:value="216085558" table:style-name="ce1">
            <text:p>216085558</text:p>
          </table:table-cell>
          <table:table-cell office:value-type="float" office:value="0.21608555800000001" table:style-name="ce1">
            <text:p>0.2160855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16985376ns or 0.216985376s</text:p>
          </table:table-cell>
          <table:table-cell office:value-type="float" office:value="216985376" table:style-name="ce1">
            <text:p>216985376</text:p>
          </table:table-cell>
          <table:table-cell office:value-type="float" office:value="0.21698537600000001" table:style-name="ce1">
            <text:p>0.2169853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218271633ns or 0.218271633s</text:p>
          </table:table-cell>
          <table:table-cell office:value-type="float" office:value="218271633" table:style-name="ce1">
            <text:p>218271633</text:p>
          </table:table-cell>
          <table:table-cell office:value-type="float" office:value="0.21827163299999999" table:style-name="ce1">
            <text:p>0.21827163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222862968.69999999" table:formula="of:=AVERAGE([.B1:.B10])" table:style-name="ce1">
            <text:p>222862968.7</text:p>
          </table:table-cell>
          <table:table-cell office:value-type="float" office:value="0.22286296870000002" table:formula="of:=AVERAGE([.C1:.C10])" table:style-name="ce1">
            <text:p>0.222862969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avi</dc:creator>
    <meta:creation-date>2019-12-26T12:36:37Z</meta:creation-date>
    <dc:date>2019-12-26T14:17:55Z</dc:date>
    <meta:editing-cycles>1</meta:editing-cycles>
    <meta:editing-duration>PT171S</meta:editing-duration>
  </office:meta>
</office:document-meta>
</file>